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/>
    </style:style>
    <style:style style:name="P2" style:family="paragraph" style:parent-style-name="Standard">
      <style:paragraph-properties fo:margin-top="0.847cm" fo:margin-bottom="0cm" loext:contextual-spacing="false"/>
    </style:style>
    <style:style style:name="P3" style:family="paragraph" style:parent-style-name="Standard">
      <style:paragraph-properties fo:margin-left="0cm" fo:margin-right="0cm" fo:margin-top="0.847cm" fo:margin-bottom="0cm" loext:contextual-spacing="false" fo:line-height="200%" fo:text-align="justify" style:justify-single-word="false" fo:text-indent="1.129cm" style:auto-text-indent="false"/>
    </style:style>
    <style:style style:name="P4" style:family="paragraph" style:parent-style-name="Standard">
      <style:paragraph-properties fo:margin-left="0cm" fo:margin-right="0.019cm" fo:line-height="200%" fo:text-align="justify" style:justify-single-word="false" fo:text-indent="4.516cm" style:auto-text-indent="false">
        <style:tab-stops>
          <style:tab-stop style:position="17.463cm"/>
        </style:tab-stops>
      </style:paragraph-properties>
    </style:style>
    <style:style style:name="P5" style:family="paragraph" style:parent-style-name="Standard">
      <style:paragraph-properties fo:margin-left="0cm" fo:margin-right="0cm" fo:margin-top="2.117cm" fo:margin-bottom="2.117cm" loext:contextual-spacing="false" fo:line-height="150%" fo:text-align="justify" style:justify-single-word="false" fo:text-indent="1.011cm" style:auto-text-indent="false">
        <style:tab-stops>
          <style:tab-stop style:position="15.875cm"/>
        </style:tab-stops>
      </style:paragraph-properties>
    </style:style>
    <style:style style:name="P6" style:family="paragraph" style:parent-style-name="Standard">
      <style:paragraph-properties fo:margin-left="0cm" fo:margin-right="0cm" fo:margin-top="1.27cm" fo:margin-bottom="1.27cm" loext:contextual-spacing="false" fo:line-height="150%" fo:text-align="justify" style:justify-single-word="false" fo:text-indent="1.011cm" style:auto-text-indent="false">
        <style:tab-stops>
          <style:tab-stop style:position="15.875cm"/>
        </style:tab-stops>
      </style:paragraph-properties>
    </style:style>
    <style:style style:name="P7" style:family="paragraph" style:parent-style-name="Standard">
      <style:paragraph-properties fo:margin-top="2.117cm" fo:margin-bottom="0cm" loext:contextual-spacing="false" fo:line-height="150%">
        <style:tab-stops>
          <style:tab-stop style:position="9.102cm"/>
          <style:tab-stop style:position="15.875cm"/>
        </style:tab-stops>
      </style:paragraph-properties>
    </style:style>
    <style:style style:name="P8" style:family="paragraph" style:parent-style-name="Standard">
      <style:paragraph-properties fo:margin-top="0.423cm" fo:margin-bottom="0cm" loext:contextual-spacing="false" fo:line-height="175%" style:snap-to-layout-grid="false">
        <style:tab-stops>
          <style:tab-stop style:position="9.102cm"/>
        </style:tab-stops>
      </style:paragraph-properties>
      <style:text-properties style:font-name="標楷體" fo:font-size="16pt" style:font-name-asian="標楷體" style:font-size-asian="16pt"/>
    </style:style>
    <style:style style:name="P9" style:family="paragraph" style:parent-style-name="Standard" style:master-page-name="Standard">
      <style:paragraph-properties fo:text-align="center" style:justify-single-word="false" style:page-number="13">
        <style:tab-stops>
          <style:tab-stop style:position="17.463cm"/>
        </style:tab-stops>
      </style:paragraph-properties>
    </style:style>
    <style:style style:name="T1" style:family="text">
      <style:text-properties style:font-name="標楷體" fo:font-size="18pt" style:font-name-asian="標楷體" style:font-size-asian="18pt"/>
    </style:style>
    <style:style style:name="T2" style:family="text">
      <style:text-properties style:font-name="標楷體" fo:font-size="18pt" style:font-name-asian="標楷體" style:font-size-asian="18pt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fo:font-size="16pt" style:font-name-asian="標楷體" style:font-size-asian="16pt"/>
    </style:style>
    <style:style style:name="T6" style:family="text">
      <style:text-properties style:font-name="標楷體" fo:font-size="16pt" style:font-name-asian="標楷體" style:font-size-asian="16pt"/>
    </style:style>
    <style:style style:name="T7" style:family="text">
      <style:text-properties style:font-name="標楷體" fo:font-size="14pt" style:font-name-asian="標楷體" style:font-size-asian="14pt"/>
    </style:style>
    <style:style style:name="T8" style:family="text">
      <style:text-properties fo:font-size="16pt" style:font-name-asian="標楷體" style:font-size-asian="16pt"/>
    </style:style>
    <style:style style:name="T9" style:family="text">
      <style:text-properties fo:font-size="16pt" style:font-name-asian="Times New Roman" style:font-size-asian="16pt"/>
    </style:style>
    <style:style style:name="T10" style:family="text">
      <style:text-properties fo:font-size="16pt" style:font-name-asian="Times New Roman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國立交通大學平面顯示技術碩士學位學程</text:span></text:p>
      <text:p text:style-name="P1">研究生更換碩士論文指導教授申請書</text:p>
      <text:p text:style-name="P3"><text:span text:style-name="T5">本人原敦請『</text:span><text:span text:style-name="T5"> <text:s text:c="13"/></text:span><text:span text:style-name="T5">』教授擔任指導教授</text:span><text:span text:style-name="T8">，</text:span><text:span text:style-name="T5">原簽訂協議書如附件，現因『</text:span><text:span text:style-name="T5"> <text:s text:c="49"/></text:span><text:span text:style-name="T5">』理由擬申請變更指導教授為『</text:span><text:span text:style-name="T9"> <text:s text:c="8"/></text:span><text:span text:style-name="T9"><text:s text:c="2"/></text:span><text:span text:style-name="T8">』</text:span><text:span text:style-name="T5">教授，研究方向更改為『</text:span><text:span text:style-name="T5"> <text:s text:c="48"/></text:span><text:span text:style-name="T5">』敬請同意。</text:span><text:span text:style-name="T5"> </text:span></text:p>
      <text:p text:style-name="P4"><text:span text:style-name="T5">此</text:span><text:span text:style-name="T5"> <text:s text:c="3"/></text:span><text:span text:style-name="T5">致</text:span></text:p>
      <text:p text:style-name="P5"><text:span text:style-name="T5">原</text:span><text:span text:style-name="T5"> </text:span><text:span text:style-name="T5">指</text:span><text:span text:style-name="T5"> </text:span><text:span text:style-name="T5">導</text:span><text:span text:style-name="T5"> </text:span><text:span text:style-name="T5">教</text:span><text:span text:style-name="T5"> </text:span><text:span text:style-name="T5">授：<text:tab/></text:span><text:span text:style-name="T5">(</text:span><text:span text:style-name="T5">簽章</text:span><text:span text:style-name="T5">)</text:span></text:p>
      <text:p text:style-name="P5"><text:span text:style-name="T5">變更後指導教授：<text:tab/></text:span><text:span text:style-name="T5">(</text:span><text:span text:style-name="T5">簽章</text:span><text:span text:style-name="T5">)</text:span></text:p>
      <text:p text:style-name="P6"><text:span text:style-name="T5">召 <text:s text:c="3"/>集 <text:s text:c="3"/>人：<text:tab/></text:span><text:span text:style-name="T5">(</text:span><text:span text:style-name="T5">簽章</text:span><text:span text:style-name="T5">)</text:span></text:p>
      <text:p text:style-name="P7"><text:span text:style-name="T5"><text:tab/>研究生：<text:tab/></text:span><text:span text:style-name="T3"> (</text:span><text:span text:style-name="T5">簽章</text:span><text:span text:style-name="T5">)</text:span></text:p>
      <text:p text:style-name="P8"><text:tab/>學 <text:s/>號：</text:p>
      <text:p text:style-name="P2"><text:span text:style-name="T5">中</text:span><text:span text:style-name="T5"> <text:s/></text:span><text:span text:style-name="T5">華</text:span><text:span text:style-name="T5"> <text:s/></text:span><text:span text:style-name="T5">民</text:span><text:span text:style-name="T5"> <text:s/></text:span><text:span text:style-name="T5">國</text:span><text:span text:style-name="T5"> <text:s text:c="13"/></text:span><text:span text:style-name="T5">年</text:span><text:span text:style-name="T5"> <text:s text:c="13"/></text:span><text:span text:style-name="T5">月</text:span><text:span text:style-name="T5"> <text:s text:c="13"/></text:span><text:span text:style-name="T5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318cm" fo:margin-left="1.6cm" fo:margin-right="1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協議書</dc:title>
    <dc:subject>更換指導教授</dc:subject>
    <meta:initial-creator>marshial</meta:initial-creator>
    <meta:creation-date>2003-08-20T11:43:00</meta:creation-date>
    <dc:creator>coe</dc:creator>
    <dc:date>2007-05-24T11:54:00</dc:date>
    <meta:editing-cycles>13</meta:editing-cycles>
    <meta:editing-duration>PT6M</meta:editing-duration>
    <meta:document-statistic meta:table-count="0" meta:image-count="0" meta:object-count="0" meta:page-count="1" meta:paragraph-count="10" meta:word-count="145" meta:character-count="343" meta:non-whitespace-character-count="145"/>
    <meta:generator>LibreOffice/5.1.4.2$Windows_x86 LibreOffice_project/f99d75f39f1c57ebdd7ffc5f42867c12031db97a</meta:generator>
  </office:meta>
</office:document-meta>
</file>